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2.8752in"/>
          <style:tab-stop style:position="3.8752in"/>
          <style:tab-stop style:position="7.1252in"/>
          <style:tab-stop style:position="8.1252in"/>
          <style:tab-stop style:position="9.6252in"/>
        </style:tab-stops>
      </style:paragraph-properties>
      <style:text-properties style:font-name="Arial1" fo:font-size="10pt" style:font-size-asian="10pt" style:font-name-complex="Arial1"/>
    </style:style>
    <style:style style:name="P2" style:family="paragraph" style:parent-style-name="Standard">
      <style:text-properties style:font-name="Arial1" fo:font-size="10pt" style:font-size-asian="10pt" style:font-name-complex="Arial1"/>
    </style:style>
    <style:style style:name="P3" style:family="paragraph" style:parent-style-name="Header">
      <style:paragraph-properties>
        <style:tab-stops/>
      </style:paragraph-properties>
      <style:text-properties style:font-name="Arial1" fo:font-size="10pt" style:font-size-asian="10pt" style:font-name-complex="Arial1"/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Standard">
      <style:paragraph-properties>
        <style:tab-stops>
          <style:tab-stop style:position="2.8752in"/>
          <style:tab-stop style:position="3.8752in"/>
          <style:tab-stop style:position="7.1252in"/>
          <style:tab-stop style:position="8.1252in"/>
          <style:tab-stop style:position="9.6252in"/>
        </style:tab-stops>
      </style:paragraph-properties>
      <style:text-properties style:font-name="Arial1" fo:font-size="10pt" style:font-size-asian="10pt" style:font-name-complex="Arial1"/>
    </style:style>
    <style:style style:name="P6" style:family="paragraph" style:parent-style-name="Standard">
      <style:paragraph-properties>
        <style:tab-stops>
          <style:tab-stop style:position="2.8752in"/>
          <style:tab-stop style:position="3.8752in"/>
          <style:tab-stop style:position="7.1252in"/>
          <style:tab-stop style:position="8.1252in"/>
          <style:tab-stop style:position="9.6252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2.8752in"/>
          <style:tab-stop style:position="3.8752in"/>
          <style:tab-stop style:position="7.1252in"/>
          <style:tab-stop style:position="8.1252in"/>
          <style:tab-stop style:position="9.6252in"/>
        </style:tab-stops>
      </style:paragraph-properties>
      <style:text-properties style:font-name="Arial1" fo:font-size="10pt" fo:font-weight="bold" style:font-size-asian="10pt" style:font-weight-asian="bold" style:font-name-complex="Arial1"/>
    </style:style>
    <style:style style:name="P8" style:family="paragraph" style:parent-style-name="Standard">
      <style:paragraph-properties>
        <style:tab-stops>
          <style:tab-stop style:position="2.8752in"/>
          <style:tab-stop style:position="3.8752in"/>
          <style:tab-stop style:position="7.1252in"/>
          <style:tab-stop style:position="8.1252in"/>
          <style:tab-stop style:position="9.6252in"/>
        </style:tab-stops>
      </style:paragraph-properties>
      <style:text-properties style:font-name="Arial1" fo:font-size="8pt" style:font-size-asian="8pt" style:font-name-complex="Arial1"/>
    </style:style>
    <style:style style:name="P9" style:family="paragraph" style:parent-style-name="Standard">
      <style:paragraph-properties>
        <style:tab-stops>
          <style:tab-stop style:position="4in"/>
        </style:tab-stops>
      </style:paragraph-properties>
      <style:text-properties style:font-name="Arial1" fo:font-size="9pt" style:font-size-asian="9pt" style:font-name-complex="Arial1"/>
    </style:style>
    <style:style style:name="P10" style:family="paragraph" style:parent-style-name="Standard">
      <style:paragraph-properties>
        <style:tab-stops>
          <style:tab-stop style:position="4in"/>
          <style:tab-stop style:position="4.3752in"/>
        </style:tab-stops>
      </style:paragraph-properties>
      <style:text-properties style:font-name="Arial1" fo:font-size="9pt" style:font-size-asian="9pt" style:font-name-complex="Arial1"/>
    </style:style>
    <style:style style:name="P11" style:family="paragraph" style:parent-style-name="Standard">
      <style:paragraph-properties>
        <style:tab-stops>
          <style:tab-stop style:position="3.5in"/>
          <style:tab-stop style:position="4in"/>
        </style:tab-stops>
      </style:paragraph-properties>
      <style:text-properties style:font-name="Arial1" fo:font-size="9pt" style:font-size-asian="9pt" style:font-name-complex="Arial1"/>
    </style:style>
    <style:style style:name="P12" style:family="paragraph" style:parent-style-name="Standard">
      <style:paragraph-properties>
        <style:tab-stops>
          <style:tab-stop style:position="3.5in"/>
          <style:tab-stop style:position="4in"/>
        </style:tab-stops>
      </style:paragraph-properties>
    </style:style>
    <style:style style:name="P13" style:family="paragraph" style:parent-style-name="Standard">
      <style:text-properties style:font-name="Arial1" fo:font-size="9pt" style:font-size-asian="9pt" style:font-name-complex="Arial1"/>
    </style:style>
    <style:style style:name="T1" style:family="text">
      <style:text-properties style:font-name="Arial1" fo:font-size="10pt" style:font-size-asian="10pt" style:font-name-complex="Arial1"/>
    </style:style>
    <style:style style:name="T2" style:family="text">
      <style:text-properties style:font-name="Arial1" fo:font-size="10pt" fo:font-weight="bold" style:font-size-asian="10pt" style:font-weight-asian="bold" style:font-name-complex="Arial1"/>
    </style:style>
    <style:style style:name="T3" style:family="text">
      <style:text-properties style:font-name="Arial1" fo:font-size="8pt" style:text-underline-style="solid" style:text-underline-width="auto" style:text-underline-color="font-color" style:font-size-asian="8pt" style:font-name-complex="Arial1"/>
    </style:style>
    <style:style style:name="T4" style:family="text">
      <style:text-properties style:font-name="Arial1" fo:font-size="8pt" style:font-size-asian="8pt" style:font-name-complex="Arial1"/>
    </style:style>
    <style:style style:name="T5" style:family="text">
      <style:text-properties style:font-name="Arial1" fo:font-size="9pt" style:font-size-asian="9pt" style:font-name-complex="Arial1"/>
    </style:style>
    <style:style style:name="fr1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/>
      <text:p text:style-name="P4"/>
      <text:p text:style-name="P5"/>
      <text:p text:style-name="P5"/>
      <text:p text:style-name="P5"/>
      <text:p text:style-name="P6"><text:span text:style-name="T1"><text:tab/><text:tab/></text:span><text:span text:style-name="T2"><text:database-display text:table-name="" text:table-type="table" text:column-name="Nom_prénom_ou_Raison_sociale">«Nom_prénom_ou_Raison_sociale»</text:database-display></text:span></text:p>
      <text:p text:style-name="P6"><text:span text:style-name="T2"><text:tab/><text:tab/></text:span><text:span text:style-name="T2"><text:database-display text:table-name="" text:table-type="table" text:column-name="Numéro_et_voie">«Numéro_et_voie»</text:database-display></text:span></text:p>
      <text:p text:style-name="P6"><text:span text:style-name="T2"><text:tab/><text:tab/></text:span><text:span text:style-name="T2"><text:database-display text:table-name="" text:table-type="table" text:column-name="auxiliaire_de_voie">«auxiliaire_de_voie»</text:database-display></text:span></text:p>
      <text:p text:style-name="P6"><text:span text:style-name="T2"><text:tab/><text:tab/></text:span><text:span text:style-name="T2"><text:database-display text:table-name="" text:table-type="table" text:column-name="Lieu_dit">«Lieu_dit»</text:database-display></text:span></text:p>
      <text:p text:style-name="P7"/>
      <text:p text:style-name="P6"><text:span text:style-name="T2"><text:tab/><text:tab/></text:span><text:span text:style-name="T2"><text:database-display text:table-name="" text:table-type="table" text:column-name="code_postal">«code_postal»</text:database-display></text:span><text:span text:style-name="T2"> </text:span><text:span text:style-name="T2"><text:database-display text:table-name="" text:table-type="table" text:column-name="bureau_distributeur">«bureau_distributeur»</text:database-display></text:span></text:p>
      <text:p text:style-name="P7"><text:tab/><text:tab/><text:span text:style-name="T1"/></text:p>
      <text:p text:style-name="P6"><text:span text:style-name="T3">Objet</text:span><text:span text:style-name="T4"> : Assurance Automobile</text:span></text:p>
      <text:p text:style-name="P6"><text:span text:style-name="T3">Réf</text:span><text:span text:style-name="T4">. : <text:s text:c="2"/></text:span><text:span text:style-name="T4"><text:database-display text:table-name="" text:table-type="table" text:column-name="No_police">«No_police»</text:database-display></text:span></text:p>
      <text:p text:style-name="P8"/>
      <text:p text:style-name="P5"/>
      <text:p text:style-name="P6"><text:span text:style-name="T1"><text:tab/><text:tab/>Paris, le </text:span><text:span text:style-name="T1"><text:date style:data-style-name="N41" text:date-value="2025-10-28T01:07:13.753532473">28 octobre 2025</text:date></text:span></text:p>
      <text:p text:style-name="P5"/>
      <text:p text:style-name="P6"><text:span text:style-name="T1"><text:database-display text:table-name="" text:table-type="table" text:column-name="titre_pour_courriers">«titre_pour_courriers»</text:database-display></text:span><text:span text:style-name="T1">,</text:span></text:p>
      <text:p text:style-name="P5"/>
      <text:p text:style-name="P5"/>
      <text:p text:style-name="P6"><text:span text:style-name="T1">Nous vous prions de bien vouloir trouver ci-joint la carte verte <text:s/>du véhicule assuré sous la police référencée ci-dessus.</text:span></text:p>
      <text:p text:style-name="P5"/>
      <text:p text:style-name="P6"><text:span text:style-name="T1">Les périodes de garanties vont du </text:span><text:span text:style-name="T1"><text:database-display text:table-name="" text:table-type="table" text:column-name="Début_période_suivante">«Début_période_suivante»</text:database-display></text:span><text:span text:style-name="T1"><text:s/>au </text:span><text:span text:style-name="T1"><text:database-display text:table-name="" text:table-type="table" text:column-name="Fin_période_suivante">«Fin_période_suivante»</text:database-display></text:span><text:span text:style-name="T1">.</text:span></text:p>
      <text:p text:style-name="P5"/>
      <text:p text:style-name="P5"/>
      <text:p text:style-name="P6"><text:span text:style-name="T1">Vous en souhaitant bonne réception, nous vous prions d’agréer, </text:span><text:span text:style-name="T1"><text:database-display text:table-name="" text:table-type="table" text:column-name="titre_pour_courriers">«titre_pour_courriers»</text:database-display></text:span><text:span text:style-name="T1">, l’expression de nos salutations distinguée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keep-with-next="always">
        <style:tab-stops>
          <style:tab-stop style:position="2.8752in"/>
          <style:tab-stop style:position="3.8752in"/>
          <style:tab-stop style:position="7.1252in"/>
          <style:tab-stop style:position="8.1252in"/>
          <style:tab-stop style:position="9.6252in"/>
        </style:tab-stops>
      </style:paragraph-properties>
      <style:text-properties style:font-name="Arial1" fo:font-family="Arial" style:font-family-generic="swiss" style:font-pitch="variable" fo:font-size="10pt" style:text-underline-style="solid" style:text-underline-width="auto" style:text-underline-color="font-color" style:font-size-asian="10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4917in" fo:margin-right="0in" fo:text-indent="0in" style:auto-text-indent="false">
        <style:tab-stops>
          <style:tab-stop style:position="7in"/>
          <style:tab-stop style:position="7.8752in"/>
        </style:tab-stops>
      </style:paragraph-properties>
      <style:text-properties style:font-name="Arial1" fo:font-family="Arial" style:font-family-generic="swiss" style:font-pitch="variable" fo:font-size="10pt" fo:language="en" fo:country="GB" style:font-size-asian="10pt" style:font-name-complex="Arial1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0.8752in"/>
          <style:tab-stop style:position="4.0256in"/>
          <style:tab-stop style:position="5.25in"/>
          <style:tab-stop style:position="6.6252in"/>
          <style:tab-stop style:position="8.1252in"/>
          <style:tab-stop style:position="9.6252in"/>
        </style:tab-stops>
      </style:paragraph-properties>
      <style:text-properties style:font-name="Arial1" fo:font-size="10pt" style:font-size-asian="10pt" style:font-name-complex="Arial1"/>
    </style:style>
    <style:style style:name="MP2" style:family="paragraph" style:parent-style-name="Standard">
      <style:paragraph-properties>
        <style:tab-stops>
          <style:tab-stop style:position="0.8752in"/>
          <style:tab-stop style:position="4.0256in"/>
          <style:tab-stop style:position="5.25in"/>
          <style:tab-stop style:position="6.6252in"/>
          <style:tab-stop style:position="8.1252in"/>
          <style:tab-stop style:position="9.6252in"/>
        </style:tab-stops>
      </style:paragraph-properties>
      <style:text-properties style:font-name="Arial1" fo:font-size="10pt" fo:language="none" fo:country="none" style:font-size-asian="10pt" style:font-name-complex="Arial1"/>
    </style:style>
    <style:style style:name="MP3" style:family="paragraph" style:parent-style-name="Standard">
      <style:paragraph-properties>
        <style:tab-stops>
          <style:tab-stop style:position="3.5in"/>
          <style:tab-stop style:position="4in"/>
        </style:tab-stops>
      </style:paragraph-properties>
      <style:text-properties style:font-name="Arial1" fo:font-size="9pt" style:font-size-asian="9pt" style:font-name-complex="Arial1"/>
    </style:style>
    <style:style style:name="MP4" style:family="paragraph" style:parent-style-name="Standard">
      <style:paragraph-properties>
        <style:tab-stops>
          <style:tab-stop style:position="3.5in"/>
          <style:tab-stop style:position="4in"/>
        </style:tab-stops>
      </style:paragraph-properties>
    </style:style>
    <style:style style:name="MP5" style:family="paragraph" style:parent-style-name="Standard">
      <style:text-properties style:font-name="Arial1" fo:font-size="9pt" style:font-size-asian="9pt" style:font-name-complex="Arial1"/>
    </style:style>
    <style:style style:name="MP6" style:family="paragraph" style:parent-style-name="Standard">
      <style:text-properties style:font-name="Arial1" fo:font-size="10pt" style:font-size-asian="10pt" style:font-name-complex="Arial1"/>
    </style:style>
    <style:style style:name="MP7" style:family="paragraph" style:parent-style-name="Standard">
      <style:paragraph-properties>
        <style:tab-stops>
          <style:tab-stop style:position="4in"/>
        </style:tab-stops>
      </style:paragraph-properties>
      <style:text-properties style:font-name="Arial1" fo:font-size="9pt" style:font-size-asian="9pt" style:font-name-complex="Arial1"/>
    </style:style>
    <style:style style:name="MP8" style:family="paragraph" style:parent-style-name="Standard">
      <style:paragraph-properties>
        <style:tab-stops>
          <style:tab-stop style:position="4in"/>
          <style:tab-stop style:position="4.3752in"/>
        </style:tab-stops>
      </style:paragraph-properties>
      <style:text-properties style:font-name="Arial1" fo:font-size="9pt" style:font-size-asian="9pt" style:font-name-complex="Arial1"/>
    </style:style>
    <style:style style:name="MP9" style:family="paragraph" style:parent-style-name="Texte_20_de_20_bulles">
      <style:paragraph-properties>
        <style:tab-stops>
          <style:tab-stop style:position="3.5in"/>
          <style:tab-stop style:position="7.8752in"/>
          <style:tab-stop style:position="9.75in"/>
        </style:tab-stops>
      </style:paragraph-properties>
      <style:text-properties style:font-name="Arial1" fo:font-size="12pt" style:font-size-asian="12pt" style:font-name-complex="Arial1"/>
    </style:style>
    <style:style style:name="MP10" style:family="paragraph" style:parent-style-name="Standard">
      <style:paragraph-properties fo:margin-right="-0.2008in">
        <style:tab-stops>
          <style:tab-stop style:position="0.75in" style:type="center"/>
          <style:tab-stop style:position="4.8752in" style:type="center"/>
          <style:tab-stop style:position="6.25in"/>
          <style:tab-stop style:position="9.75in"/>
        </style:tab-stops>
      </style:paragraph-properties>
    </style:style>
    <style:style style:name="MP11" style:family="paragraph" style:parent-style-name="Header">
      <style:paragraph-properties>
        <style:tab-stops>
          <style:tab-stop style:position="0.3752in"/>
          <style:tab-stop style:position="3.5in"/>
          <style:tab-stop style:position="6.8752in"/>
          <style:tab-stop style:position="10in"/>
        </style:tab-stops>
      </style:paragraph-properties>
      <style:text-properties style:font-name="Arial1" fo:font-size="11pt" style:font-size-asian="11pt" style:font-name-complex="Arial1"/>
    </style:style>
    <style:style style:name="MP12" style:family="paragraph" style:parent-style-name="Standard">
      <style:paragraph-properties>
        <style:tab-stops>
          <style:tab-stop style:position="0.1252in"/>
          <style:tab-stop style:position="3.1252in"/>
          <style:tab-stop style:position="7.8752in"/>
        </style:tab-stops>
      </style:paragraph-properties>
      <style:text-properties style:font-name="Arial1" fo:font-size="9pt" style:font-size-asian="9pt" style:font-name-complex="Arial1"/>
    </style:style>
    <style:style style:name="MP13" style:family="paragraph" style:parent-style-name="Header">
      <style:paragraph-properties>
        <style:tab-stops>
          <style:tab-stop style:position="0.1252in"/>
          <style:tab-stop style:position="3.1252in"/>
          <style:tab-stop style:position="7.8752in"/>
        </style:tab-stops>
      </style:paragraph-properties>
      <style:text-properties style:font-name="Arial1" fo:font-size="5pt" style:font-size-asian="5pt" style:font-name-complex="Arial1"/>
    </style:style>
    <style:style style:name="MP14" style:family="paragraph" style:parent-style-name="Standard">
      <style:paragraph-properties fo:margin-left="-0.1252in" fo:margin-right="0in" fo:line-height="150%">
        <style:tab-stops>
          <style:tab-stop style:position="0in"/>
          <style:tab-stop style:position="4.6252in"/>
          <style:tab-stop style:position="5.3752in"/>
          <style:tab-stop style:position="6.8752in"/>
        </style:tab-stops>
      </style:paragraph-properties>
      <style:text-properties style:font-name="Arial1" fo:font-size="9pt" style:font-size-asian="9pt" style:font-name-complex="Arial1"/>
    </style:style>
    <style:style style:name="MP15" style:family="paragraph" style:parent-style-name="Text_20_body_20_indent">
      <style:paragraph-properties>
        <style:tab-stops>
          <style:tab-stop style:position="5.8752in"/>
          <style:tab-stop style:position="6.8752in"/>
          <style:tab-stop style:position="7.8752in"/>
        </style:tab-stops>
      </style:paragraph-properties>
      <style:text-properties fo:language="fr" fo:country="FR"/>
    </style:style>
    <style:style style:name="MP16" style:family="paragraph" style:parent-style-name="Standard">
      <style:paragraph-properties>
        <style:tab-stops>
          <style:tab-stop style:position="4in"/>
          <style:tab-stop style:position="4.3752in"/>
        </style:tab-stops>
      </style:paragraph-properties>
      <style:text-properties style:font-name="Arial1" fo:font-size="17pt" fo:language="fr" fo:country="FR" fo:font-weight="bold" style:font-size-asian="17pt" style:font-weight-asian="bold" style:font-name-complex="Arial1"/>
    </style:style>
    <style:style style:name="MP17" style:family="paragraph" style:parent-style-name="Standard">
      <style:paragraph-properties>
        <style:tab-stops>
          <style:tab-stop style:position="4in"/>
          <style:tab-stop style:position="4.3752in"/>
        </style:tab-stops>
      </style:paragraph-properties>
      <style:text-properties style:font-name="Arial1" fo:font-size="17pt" fo:language="none" fo:country="none" style:font-size-asian="17pt" style:font-name-complex="Arial1"/>
    </style:style>
    <style:style style:name="MT1" style:family="text">
      <style:text-properties style:font-name="Arial1" fo:font-size="9pt" style:font-size-asian="9pt" style:font-name-complex="Arial1"/>
    </style:style>
    <style:style style:name="MT2" style:family="text">
      <style:text-properties style:font-name="Arial1" fo:font-size="10pt" style:font-size-asian="10pt" style:font-name-complex="Arial1"/>
    </style:style>
    <style:style style:name="MT3" style:family="text">
      <style:text-properties style:font-name="Arial1" fo:font-size="10pt" fo:font-weight="bold" style:font-size-asian="10pt" style:font-weight-asian="bold" style:font-name-complex="Arial1"/>
    </style:style>
    <style:style style:name="MT4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page-layout style:name="Mpm1">
      <style:page-layout-properties fo:page-width="8.2681in" fo:page-height="11.6929in" style:num-format="1" style:print-orientation="portrait" fo:margin-top="0.2756in" fo:margin-bottom="0.2008in" fo:margin-left="0.2362in" fo:margin-right="0.2756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752in" fo:margin-top="0.036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2"><draw:frame draw:style-name="Mfr1" draw:name="Frame1" text:anchor-type="char" svg:x="3.8957in" svg:y="0.0366in" svg:width="3.7661in" svg:height="0.8752in" draw:z-index="7"><draw:text-box><text:p text:style-name="MP3"><text:database-display text:table-name="" text:table-type="table" text:column-name="Nom_prénom_ou_Raison_sociale">«Nom_prénom_ou_Raison_sociale»</text:database-display></text:p><text:p text:style-name="MP3"><text:database-display text:table-name="" text:table-type="table" text:column-name="Numéro_et_voie">«Numéro_et_voie»</text:database-display></text:p><text:p text:style-name="MP3"><text:database-display text:table-name="" text:table-type="table" text:column-name="auxiliaire_de_voie">«auxiliaire_de_voie»</text:database-display></text:p><text:p text:style-name="MP3"><text:database-display text:table-name="" text:table-type="table" text:column-name="Lieu_dit">«Lieu_dit»</text:database-display></text:p><text:p text:style-name="MP4"><text:span text:style-name="MT1"><text:database-display text:table-name="" text:table-type="table" text:column-name="code_postal">«code_postal»</text:database-display></text:span><text:span text:style-name="MT1"><text:s/></text:span><text:span text:style-name="MT1"><text:database-display text:table-name="" text:table-type="table" text:column-name="bureau_distributeur">«bureau_distributeur»</text:database-display></text:span></text:p><text:p text:style-name="MP5"/></draw:text-box></draw:frame></text:p>
        <text:p text:style-name="MP1"/>
        <text:p text:style-name="MP1"/>
        <text:p text:style-name="MP2"><draw:frame draw:style-name="Mfr1" draw:name="Frame2" text:anchor-type="char" svg:x="0in" svg:y="0.0575in" svg:width="0.9839in" svg:height="0.25in" draw:z-index="0"><draw:text-box><text:p text:style-name="Standard"><text:span text:style-name="MT2"><text:database-display text:table-name="" text:table-type="table" text:column-name="Début_période_suivante">«Début_période_suivante»</text:database-display></text:span><text:span text:style-name="MT2"><text:s/></text:span></text:p></draw:text-box></draw:frame><draw:frame draw:style-name="Mfr1" draw:name="Frame3" text:anchor-type="char" svg:x="0.9091in" svg:y="0.0575in" svg:width="1.1689in" svg:height="0.25in" draw:z-index="1"><draw:text-box><text:p text:style-name="MP6"><text:database-display text:table-name="" text:table-type="table" text:column-name="Fin_période_suivante">«Fin_période_suivante»</text:database-display></text:p></draw:text-box></draw:frame><draw:frame draw:style-name="Mfr1" draw:name="Frame4" text:anchor-type="char" svg:x="2.2075in" svg:y="0.0575in" svg:width="1.5583in" svg:height="0.25in" draw:z-index="2"><draw:text-box><text:p text:style-name="Standard"><text:span text:style-name="MT3">285</text:span><text:span text:style-name="MT2"> </text:span><text:span text:style-name="MT2"><text:database-display text:table-name="" text:table-type="table" text:column-name="No_police">«No_police»</text:database-display></text:span><text:span text:style-name="MT2"><text:s text:c="10"/></text:span></text:p></draw:text-box></draw:frame></text:p>
        <text:p text:style-name="MP1"/>
        <text:p text:style-name="MP1"/>
        <text:p text:style-name="MP1"/>
        <text:p text:style-name="MP1"><draw:frame draw:style-name="Mfr1" draw:name="Frame5" text:anchor-type="char" svg:x="0in" svg:y="0.0437in" svg:width="1.948in" svg:height="0.25in" draw:z-index="3"><draw:text-box><text:p text:style-name="MP6"><text:database-display text:table-name="" text:table-type="table" text:column-name="No_immatriculation">«No_immatriculation»</text:database-display></text:p></draw:text-box></draw:frame><draw:frame draw:style-name="Mfr1" draw:name="Frame6" text:anchor-type="char" svg:x="3.8957in" svg:y="0.0437in" svg:width="2.3374in" svg:height="0.6252in" draw:z-index="8"><draw:text-box><text:p text:style-name="MP7">MUTUELLE DES TRANSPORTS</text:p><text:p text:style-name="MP7">28 RUE CAMBACERES</text:p><text:p text:style-name="MP8">75008 PARIS</text:p></draw:text-box></draw:frame><draw:frame draw:style-name="Mfr1" draw:name="Frame7" text:anchor-type="char" svg:x="2.5972in" svg:y="0.0437in" svg:width="1.1689in" svg:height="0.25in" draw:z-index="4"><draw:text-box><text:p text:style-name="MP6"><text:database-display text:table-name="" text:table-type="table" text:column-name="Marque">«Marque»</text:database-display></text:p></draw:text-box></draw:frame><text:tab/><text:span text:style-name="MT2"/></text:p>
        <text:p text:style-name="MP9"/>
        <text:p text:style-name="MP9"/>
        <text:p text:style-name="MP10"><text:span text:style-name="MT2"><text:tab/><text:tab/></text:span></text:p>
        <text:p text:style-name="MP11"/>
        <text:p text:style-name="MP12"><text:tab/><text:span text:style-name="MT2"/></text:p>
        <text:p text:style-name="MP13"/>
        <text:p text:style-name="MP13"/>
        <text:p text:style-name="MP14"><text:s text:c="5"/><text:span text:style-name="MT4"/></text:p>
        <text:p text:style-name="MP15"><draw:frame draw:style-name="Mfr1" draw:name="Frame8" text:anchor-type="char" svg:x="7.0126in" svg:y="0.0291in" svg:width="1.1689in" svg:height="0.25in" draw:z-index="10"><draw:text-box><text:p text:style-name="MP6"><text:database-display text:table-name="" text:table-type="table" text:column-name="Fin_période_suivante">«Fin_période_suivante»</text:database-display></text:p></draw:text-box></draw:frame><draw:frame draw:style-name="Mfr1" draw:name="Frame9" text:anchor-type="char" svg:x="5.9736in" svg:y="0.0291in" svg:width="1.039in" svg:height="0.25in" draw:z-index="9"><draw:text-box><text:p text:style-name="Standard"><text:span text:style-name="MT2"><text:database-display text:table-name="" text:table-type="table" text:column-name="Début_période_suivante">«Début_période_suivante»</text:database-display></text:span><text:span text:style-name="MT2"><text:s/></text:span></text:p></draw:text-box></draw:frame><text:s text:c="126"/></text:p>
        <text:p text:style-name="MP16"/>
        <text:p text:style-name="MP17"><draw:frame draw:style-name="Mfr1" draw:name="Frame10" text:anchor-type="char" svg:x="6.3634in" svg:y="0.098in" svg:width="1.948in" svg:height="0.25in" draw:z-index="11"><draw:text-box><text:p text:style-name="MP6"><text:database-display text:table-name="" text:table-type="table" text:column-name="No_immatriculation">«No_immatriculation»</text:database-display></text:p></draw:text-box></draw:frame></text:p>
        <text:p text:style-name="MP17"><draw:frame draw:style-name="Mfr1" draw:name="Frame11" text:anchor-type="char" svg:x="6.3634in" svg:y="0.0764in" svg:width="1.4283in" svg:height="0.25in" draw:z-index="5"><draw:text-box><text:p text:style-name="MP6"><text:database-display text:table-name="" text:table-type="table" text:column-name="No_police">«No_police»</text:database-display></text:p></draw:text-box></draw:frame></text:p>
        <text:p text:style-name="MP17"><draw:frame draw:style-name="Mfr1" draw:name="Frame12" text:anchor-type="char" svg:x="6.1035in" svg:y="0.0547in" svg:width="1.6882in" svg:height="0.25in" draw:z-index="6"><draw:text-box><text:p text:style-name="Standard"><text:span text:style-name="MT1">MUT. DES TRANSPORTS <text:s text:c="65"/></text:span><text:span text:style-name="MT2"><text:s text:c="91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01/01/01</dc:title>
    <meta:initial-creator>kgould</meta:initial-creator>
    <meta:creation-date>2010-02-04T15:34:00</meta:creation-date>
    <dc:creator>Vincent DAÖN</dc:creator>
    <dc:date>2010-06-18T15:03:00</dc:date>
    <meta:print-date>2004-04-29T10:50:00</meta:print-date>
    <meta:editing-cycles>20</meta:editing-cycles>
    <meta:editing-duration>PT57M</meta:editing-duration>
    <meta:document-statistic meta:table-count="0" meta:image-count="0" meta:object-count="0" meta:page-count="1" meta:paragraph-count="36" meta:word-count="89" meta:character-count="1209" meta:non-whitespace-character-count="829"/>
    <meta:generator>LibreOffice/25.8.1.1$Windows_X86_64 LibreOffice_project/54047653041915e595ad4e45cccea684809c77b5</meta:generator>
  </office:meta>
</office:document-meta>
</file>